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Text_20_body" style:list-style-name="L1"/>
    <style:style style:name="P10" style:family="paragraph" style:parent-style-name="Text_20_body">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2"/>
    <style:style style:name="P13" style:family="paragraph" style:parent-style-name="Heading_20_2">
      <style:text-properties fo:font-style="normal" style:font-style-asian="normal" style:font-style-complex="normal"/>
    </style:style>
    <style:style style:name="P14" style:family="paragraph" style:parent-style-name="Heading_20_1">
      <style:paragraph-properties fo:break-before="page"/>
    </style:style>
    <style:style style:name="P15" style:family="paragraph" style:parent-style-name="Heading_20_3">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idterm Exam" text:name="DocumentType"/>
        <text:user-field-decl office:value-type="string" office:string-value="Fall 2011 URI CSC 305/505" text:name="FullSystemName"/>
        <text:user-field-decl office:value-type="string" office:string-value="CSC 305/505 Midterm" text:name="DocumentNumber"/>
        <text:user-field-decl office:value-type="string" office:string-value="A" text:name="Revision"/>
        <text:user-field-decl office:value-type="string" office:string-value="19 Oct 2011" text:name="ReleaseDate"/>
        <text:user-field-decl office:value-type="string" office:string-value="Traffic Signal" text:name="ShortSystemName"/>
      </text:user-field-decls>
      <text:p text:style-name="P8"/>
      <text:p text:style-name="P5"/>
      <text:p text:style-name="P5"/>
      <text:p text:style-name="P5"/>
      <text:p text:style-name="P5"/>
      <text:p text:style-name="P5"><text:user-field-get text:name="DocumentType">Midterm Exam</text:user-field-get> </text:p>
      <text:p text:style-name="P5">for</text:p>
      <text:p text:style-name="P5"><text:user-field-get text:name="FullSystemName">Fall 2011 URI CSC 305/505</text:user-field-get></text:p>
      <text:p text:style-name="P5"/>
      <text:p text:style-name="P5"/>
      <text:p text:style-name="P5"/>
      <text:p text:style-name="P5"/>
      <text:p text:style-name="P5"/>
      <text:p text:style-name="P5"/>
      <text:h text:style-name="P14" text:outline-level="1">Scope</text:h>
      <text:p text:style-name="Text_20_body"><text:tab/>This document provides the <text:user-field-get text:name="DocumentType">Midterm Exam</text:user-field-get> for the <text:s/><text:user-field-input text:name="FullSystemName" text:description="">Fall 2011 URI CSC 305/505</text:user-field-input>.</text:p>
      <text:h text:style-name="Heading_20_2" text:outline-level="2">Document Overview</text:h>
      <text:p text:style-name="Text_20_body"><text:tab/>This document provides a consistent means for receiving answers to the <text:user-field-get text:name="DocumentType">Midterm Exam</text:user-field-get> for the <text:s/><text:user-field-input text:name="FullSystemName" text:description="">Fall 2011 URI CSC 305/505</text:user-field-input>. </text:p>
      <text:p text:style-name="Text_20_body"/>
      <text:p text:style-name="Text_20_body">To use this document, perform the following steps:</text:p>
      <text:list xml:id="list793291533" text:style-name="L1">
        <text:list-item>
          <text:p text:style-name="P9">Enter your name information in section 1.2.</text:p>
        </text:list-item>
        <text:list-item>
          <text:p text:style-name="P9">Provide any general comments under the text in major section 2.</text:p>
        </text:list-item>
        <text:list-item>
          <text:p text:style-name="P9">Answer each question in the space following the question. Feel free to include figures, tables, etc. but make sure that they get included properly in the submitted PDF file.</text:p>
        </text:list-item>
        <text:list-item>
          <text:p text:style-name="P9">DO NOT CHANGE general formatting of this document. </text:p>
        </text:list-item>
        <text:list-item>
          <text:p text:style-name="P9">Save your answers and convert the document to a PDF file that is named<text:line-break/>LastName_FirstName_CSC305_Midterm_20111026.pdf.</text:p>
        </text:list-item>
        <text:list-item>
          <text:p text:style-name="P9">Email the completed PDF file to <text:a xlink:type="simple" xlink:href="mailto:wlcollier@cs.uri.edu">wlcollier@cs.uri.edu</text:a> no later than 04:00 pm on Wednesday 26 October 2011. Make sure the subject includes your last name and CSC 305 or 505 Midterm.</text:p>
        </text:list-item>
        <text:list-item>
          <text:p text:style-name="P9">Email me with any questions regarding this exam before 11:59pm on Saturday 22 Oct 2011. So that everyone benefits from any questions asked, I will respond to non-personal questions to ALL members of the class.</text:p>
        </text:list-item>
        <text:list-item>
          <text:p text:style-name="P9">Exam will be graded as noted in the class syllabus.</text:p>
        </text:list-item>
      </text:list>
      <text:h text:style-name="Heading_20_2" text:outline-level="2">Examinee Information</text:h>
      <text:p text:style-name="Text_20_body"><text:tab/>This section provides information regarding the examinee and exam completion date here. By submitting this exam, you certify, in accordance with the URI honor code, that the answers provided herein are your own product.</text:p>
      <text:p text:style-name="Text_20_body">Examinee : Andrew T. Poirier</text:p>
      <text:p text:style-name="Text_20_body"/>
      <text:p text:style-name="Text_20_body">Submission Date: October 26, 2011</text:p>
      <text:h text:style-name="Heading_20_1" text:outline-level="1">Questions</text:h>
      <text:p text:style-name="Text_20_body"><text:tab/>Replace this text with any general comments regarding the exam.</text:p>
      <text:h text:style-name="Heading_20_2" text:outline-level="2">Answer the following questions regarding Design, Development, and Analysis.</text:h>
      <text:h text:style-name="Heading_20_3" text:outline-level="3">Discuss the relationship between design and analysis.</text:h>
      <text:p text:style-name="Text_20_body">The design of the of the system is the “how” the system where the analysis is more of “what” the system will do. <text:s/>The design of the system may include how the system will perform a certain action, how the system will achieve it's performance goals and how the interfaces will work together. <text:s/>The analysis of the system is what is the system going to do, what the performance of the system and what are the system of the system interfaces like keyboards, screens, card readers, etc. <text:s/>They are related in the way is that the analysis is going to connect the interfaces to the system and the design will determine how to use the resources in the system. <text:s/></text:p>
      <text:h text:style-name="Heading_20_3" text:outline-level="3">List 5 software development process types and 5 software engineering analysis methods. (Yes, you may have to do some research to find them.)</text:h>
      <text:p text:style-name="Text_20_body"/>
      <text:h text:style-name="Heading_20_3" text:outline-level="3">Discuss the relationship between development processes and analysis methods. (You may actually need to read about some of the answers listed in 2.1.1 to form an opinion here!)</text:h>
      <text:p text:style-name="Text_20_body"/>
      <text:p text:style-name="Text_20_body"/>
      <text:h text:style-name="Heading_20_2" text:outline-level="2"><text:soft-page-break/>Answer the following questions regarding Software Engineering:</text:h>
      <text:h text:style-name="Heading_20_3" text:outline-level="3">Discuss how context and hierarchy are important in the design of a software system.</text:h>
      <text:h text:style-name="Heading_20_3" text:outline-level="3">Discuss how hierarchy is important to the models of software systems.</text:h>
      <text:h text:style-name="Heading_20_2" text:outline-level="2">Answer the following questions about the Documentation Templates Discussed in Class:</text:h>
      <text:h text:style-name="Heading_20_3" text:outline-level="3">Define the “read-forward” structure and explain why this helps (or hurts) these documents.</text:h>
      <text:h text:style-name="Heading_20_3" text:outline-level="3">Describe the relationship between the OCD sections and the sections of the ensuing specification documents (SSS/SRS).</text:h>
      <text:p text:style-name="Text_20_body"/>
      <text:h text:style-name="Heading_20_3" text:outline-level="3">Suggest changes that may make the OCD and SSS/SRS documents function better together.</text:h>
      <text:p text:style-name="Text_20_body"/>
      <text:h text:style-name="P13" text:outline-level="2">Answer the following questions regarding Use Cases and Context Diagrams:</text:h>
      <text:h text:style-name="P15" text:outline-level="3">What aspects of a system are identified in UML use cases.</text:h>
      <text:p text:style-name="P7">UML use cases consist of four major elements, actors, system, use cases <text:s/>and relationship. The Actor interacts with the system then the use case is the way that the system will respond to the actors action and the relationship is the lines that connect all of these elements together to create a working system. <text:s/></text:p>
      <text:p text:style-name="Text_20_body"/>
      <text:h text:style-name="P15" text:outline-level="3">What aspects of a system are identified in data flow context diagrams.</text:h>
      <text:p text:style-name="Text_20_body"><text:span text:style-name="T1">The aspects of the system that are identified in the data flow context diagram are the system and software, the primary inputs and outputs of the system. <text:s/></text:span></text:p>
      <text:h text:style-name="P15" text:outline-level="3"><text:soft-page-break/>Discuss the similarities and differences between use cases and context diagrams.</text:h>
      <text:p text:style-name="P7"/>
      <text:h text:style-name="Heading_20_2" text:outline-level="2">Provide a state machine (state transition diagram) following the methodology presented in class to meet the following requirements for an automatic door controller (like you find at a supermarket). Name all states according to the action being performed. Show all transitions with conditions and actions as appropriate. Provide a “data dictionary” of all signals used. Assume that external, but distinct, timers are available as needed. <text:s/></text:h>
      <text:list xml:id="list178598729" text:style-name="L2">
        <text:list-item>
          <text:p text:style-name="P11">The system shall have two doors; one “inside” and one “outside”.</text:p>
        </text:list-item>
        <text:list-item>
          <text:p text:style-name="P12"><text:span text:style-name="T1">The system shall provide sensors to denote a person is “inside”, “middle”, or “outside” the doors. (</text:span><text:span text:style-name="T2">These sensors just produce signals to the state machine</text:span><text:span text:style-name="T1">).</text:span></text:p>
        </text:list-item>
        <text:list-item>
          <text:p text:style-name="P11">The inside door shall receive an OPEN command when a person is detected inside and the middle does NOT have a person. (We don't want to open the door into the person in the middle:)</text:p>
        </text:list-item>
        <text:list-item>
          <text:p text:style-name="P11">The outside door shall receive an OPEN command when a person is detected in the middle and the outside does NOT have a person.(We don't want to open the door into the person standing just outside the door, though maybe we should:)</text:p>
        </text:list-item>
        <text:list-item>
          <text:p text:style-name="P12"><text:span text:style-name="T1">All doors shall close 5 seconds after the person has left the entry and exit locations for each door (inside and middle for inside door; middle and outside for outside door). (</text:span><text:span text:style-name="T2">Use generic timer signals, DO NOT IMPLEMENT THE TIMER</text:span><text:span text:style-name="T1">).</text:span></text:p>
        </text:list-item>
      </text:list>
      <text:h text:style-name="P13" text:outline-level="2" text:is-list-header="tru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entury Schoolbook" svg:font-family="'Century Schoolbook'"/>
    <style:font-face style:name="OpenSymbol" svg:font-family="OpenSymbol"/>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896in" style:rel-column-width="18822*"/>
    </style:style>
    <style:style style:name="Table5.B" style:family="table-column">
      <style:table-column-properties style:column-width="4.9375in" style:rel-column-width="46713*"/>
    </style:style>
    <style:style style:name="Table2" style:family="table">
      <style:table-properties style:width="6.9271in" fo:margin-left="0in" fo:margin-right="-0.0021in" table:align="margins"/>
    </style:style>
    <style:style style:name="Table2.A" style:family="table-column">
      <style:table-column-properties style:column-width="1.9792in" style:rel-column-width="18724*"/>
    </style:style>
    <style:style style:name="Table2.B" style:family="table-column">
      <style:table-column-properties style:column-width="4.9479in" style:rel-column-width="46811*"/>
    </style:style>
    <style:style style:name="Table4" style:family="table">
      <style:table-properties style:width="6.9271in" fo:margin-left="0in" fo:margin-right="-0.0021in" table:align="margins"/>
    </style:style>
    <style:style style:name="Table4.A" style:family="table-column">
      <style:table-column-properties style:column-width="2.5104in" style:rel-column-width="23750*"/>
    </style:style>
    <style:style style:name="Table4.B" style:family="table-column">
      <style:table-column-properties style:column-width="0.9896in" style:rel-column-width="9362*"/>
    </style:style>
    <style:style style:name="Table4.C" style:family="table-column">
      <style:table-column-properties style:column-width="2.0139in" style:rel-column-width="19052*"/>
    </style:style>
    <style:style style:name="Table4.D" style:family="table-column">
      <style:table-column-properties style:column-width="1.4132in" style:rel-column-width="13371*"/>
    </style:style>
    <style:style style:name="Table4.A1" style:family="table-cell">
      <style:table-cell-properties fo:padding="0in" fo:border="none"/>
    </style:style>
    <style:style style:name="Table1" style:family="table">
      <style:table-properties style:width="6.9271in" fo:margin-left="0in" fo:margin-right="-0.0021in" table:align="margins"/>
    </style:style>
    <style:style style:name="Table1.A" style:family="table-column">
      <style:table-column-properties style:column-width="2.5in" style:rel-column-width="23651*"/>
    </style:style>
    <style:style style:name="Table1.B" style:family="table-column">
      <style:table-column-properties style:column-width="1in" style:rel-column-width="9460*"/>
    </style:style>
    <style:style style:name="Table1.C" style:family="table-column">
      <style:table-column-properties style:column-width="2.0139in" style:rel-column-width="19052*"/>
    </style:style>
    <style:style style:name="Table1.D" style:family="table-column">
      <style:table-column-properties style:column-width="1.4132in" style:rel-column-width="13372*"/>
    </style:style>
    <style:style style:name="Table1.A1" style:family="table-cell">
      <style:table-cell-properties fo:padding="0in" fo:border="none"/>
    </style:style>
    <style:style style:name="Table3" style:family="table">
      <style:table-properties style:width="6.9271in" fo:margin-left="0in" fo:margin-right="-0.0021in" table:align="margins"/>
    </style:style>
    <style:style style:name="Table3.A" style:family="table-column">
      <style:table-column-properties style:column-width="2.5104in" style:rel-column-width="23750*"/>
    </style:style>
    <style:style style:name="Table3.B" style:family="table-column">
      <style:table-column-properties style:column-width="0.9896in" style:rel-column-width="9362*"/>
    </style:style>
    <style:style style:name="Table3.C" style:family="table-column">
      <style:table-column-properties style:column-width="2.0139in" style:rel-column-width="19052*"/>
    </style:style>
    <style:style style:name="Table3.D" style:family="table-column">
      <style:table-column-properties style:column-width="1.4132in" style:rel-column-width="13371*"/>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25. October 2011</text:modification-date> </text:p>
              <text:p text:style-name="MP1"><text:modification-time style:data-style-name="N40">20:23</text:modification-time></text:p>
            </table:table-cell>
            <table:table-cell office:value-type="string">
              <text:p text:style-name="MP2"><text:user-field-get text:name="DocumentType">Midterm Exam</text:user-field-get> for <text:line-break/><text:user-field-get text:name="FullSystemName">Fall 2011 URI CSC 305/505</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25. October 2011</text:modification-date> </text:p>
              <text:p text:style-name="MP1"><text:modification-time style:data-style-name="N40">20:23</text:modification-time></text:p>
            </table:table-cell>
            <table:table-cell office:value-type="string">
              <text:p text:style-name="MP2"><text:user-field-get text:name="DocumentType">Midterm Exam</text:user-field-get> for <text:line-break/><text:user-field-get text:name="FullSystemName">Fall 2011 URI CSC 305/505</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CSC 305/505 Midterm</text:user-field-get></text:p>
              </table:table-cell>
              <table:table-cell table:style-name="Table4.A1" office:value-type="string">
                <text:p text:style-name="Table_20_Contents">Revision: <text:user-field-get text:name="Revision">A</text:user-field-get></text:p>
              </table:table-cell>
              <table:table-cell table:style-name="Table4.A1" office:value-type="string">
                <text:p text:style-name="MP3">Date: <text:user-field-get text:name="ReleaseDate">19 Oct 2011</text:user-field-get></text:p>
              </table:table-cell>
              <table:table-cell table:style-name="Table4.A1" office:value-type="string">
                <text:p text:style-name="MP4">Page <text:page-number text:select-page="current">3</text:page-number> of <text:page-count>5</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CSC 305/505 Midterm</text:user-field-get></text:p>
              </table:table-cell>
              <table:table-cell table:style-name="Table1.A1" office:value-type="string">
                <text:p text:style-name="Table_20_Contents">Revision: <text:user-field-get text:name="Revision">A</text:user-field-get></text:p>
              </table:table-cell>
              <table:table-cell table:style-name="Table1.A1" office:value-type="string">
                <text:p text:style-name="MP3">Date: <text:user-field-get text:name="ReleaseDate">19 Oct 2011</text:user-field-get></text:p>
              </table:table-cell>
              <table:table-cell table:style-name="Table1.A1" office:value-type="string">
                <text:p text:style-name="MP4">Page <text:page-number text:select-page="current">3</text:page-number> of <text:page-count>5</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ocument saved at <text:modification-time style:data-style-name="N40">20:23</text:modification-time> on <text:modification-date style:data-style-name="N81">25. Octo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CSC 305/505 Midterm</text:user-field-get></text:p>
              </table:table-cell>
              <table:table-cell table:style-name="Table3.A1" office:value-type="string">
                <text:p text:style-name="Table_20_Contents">Revision: <text:user-field-get text:name="Revision">A</text:user-field-get></text:p>
              </table:table-cell>
              <table:table-cell table:style-name="Table3.A1" office:value-type="string">
                <text:p text:style-name="MP3">Date: <text:user-field-get text:name="ReleaseDate">19 Oct 2011</text:user-field-get></text:p>
              </table:table-cell>
              <table:table-cell table:style-name="Table3.A1" office:value-type="string">
                <text:p text:style-name="MP4">Page <text:page-number text:select-page="current">3</text:page-number> of <text:page-count>5</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W. Lewis Collier</meta:initial-creator>
    <meta:creation-date>2008-06-19T00:17:42</meta:creation-date>
    <dc:creator>Andrew </dc:creator>
    <dc:date>2011-10-25T20:23:00</dc:date>
    <meta:editing-cycles>60</meta:editing-cycles>
    <meta:editing-duration>PT20H43M20S</meta:editing-duration>
    <meta:document-statistic meta:table-count="5" meta:image-count="0" meta:object-count="0" meta:page-count="5" meta:paragraph-count="65" meta:word-count="988" meta:character-count="5815"/>
    <meta:user-defined meta:name="Info 1"/>
    <meta:user-defined meta:name="Info 2"/>
    <meta:user-defined meta:name="Info 3"/>
    <meta:user-defined meta:name="Info 4"/>
  </office:meta>
</office:document-meta>
</file>